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20pt" fo:font-style="normal" style:text-underline-style="solid" style:text-underline-width="auto" style:text-underline-color="font-color" fo:font-weight="normal" officeooo:rsid="001f5612" officeooo:paragraph-rsid="001f5612"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officeooo:rsid="001da082" officeooo:paragraph-rsid="001df260" style:font-style-asian="normal" style:font-style-complex="normal"/>
    </style:style>
    <style:style style:name="P3" style:family="paragraph" style:parent-style-name="Standard">
      <style:paragraph-properties fo:text-align="justify" style:justify-single-word="false"/>
      <style:text-properties fo:font-size="12pt" fo:font-style="normal" style:text-underline-style="none" fo:font-weight="bold" officeooo:rsid="001da082" officeooo:paragraph-rsid="001df260" style:font-style-asian="normal" style:font-weight-asian="bold" style:font-style-complex="normal" style:font-weight-complex="bold"/>
    </style:style>
    <style:style style:name="P4" style:family="paragraph" style:parent-style-name="Standard" style:list-style-name="L1">
      <style:paragraph-properties fo:text-align="justify" style:justify-single-word="false"/>
      <style:text-properties officeooo:paragraph-rsid="001df260"/>
    </style:style>
    <style:style style:name="P5" style:family="paragraph" style:parent-style-name="Standard" style:list-style-name="L2">
      <style:paragraph-properties fo:text-align="justify" style:justify-single-word="false"/>
      <style:text-properties fo:font-size="12pt" fo:font-style="normal" style:text-underline-style="none" officeooo:rsid="001dde09" officeooo:paragraph-rsid="001dde09" style:font-style-asian="normal" style:font-style-complex="normal"/>
    </style:style>
    <style:style style:name="P6" style:family="paragraph" style:parent-style-name="Standard" style:list-style-name="L2">
      <style:paragraph-properties fo:text-align="justify" style:justify-single-word="false"/>
      <style:text-properties fo:font-size="12pt" fo:font-style="normal" style:text-underline-style="none" officeooo:rsid="001dde09" officeooo:paragraph-rsid="001df260" style:font-style-asian="normal" style:font-style-complex="normal"/>
    </style:style>
    <style:style style:name="P7" style:family="paragraph" style:parent-style-name="Standard">
      <style:paragraph-properties fo:text-align="justify" style:justify-single-word="false"/>
      <style:text-properties fo:font-size="12pt" fo:font-style="normal" style:text-underline-style="none" officeooo:rsid="001dde09" officeooo:paragraph-rsid="001df260" style:font-style-asian="normal" style:font-style-complex="normal"/>
    </style:style>
    <style:style style:name="P8" style:family="paragraph" style:parent-style-name="Standard">
      <style:paragraph-properties fo:text-align="justify" style:justify-single-word="false"/>
      <style:text-properties fo:font-size="12pt" fo:font-style="normal" style:text-underline-style="none" fo:font-weight="bold" officeooo:rsid="001dde09" officeooo:paragraph-rsid="001df260"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ize="12pt" fo:font-style="normal" style:text-underline-style="none" fo:font-weight="bold" officeooo:rsid="001df260" officeooo:paragraph-rsid="001df260" style:font-style-asian="normal" style:font-weight-asian="bold" style:font-style-complex="normal" style:font-weight-complex="bold"/>
    </style:style>
    <style:style style:name="P10" style:family="paragraph" style:parent-style-name="Standard" style:list-style-name="L3">
      <style:paragraph-properties fo:text-align="justify" style:justify-single-word="false"/>
      <style:text-properties fo:font-size="12pt" fo:font-style="normal" style:text-underline-style="none" officeooo:rsid="001df260" officeooo:paragraph-rsid="001df260" style:font-style-asian="normal" style:font-style-complex="normal"/>
    </style:style>
    <style:style style:name="P11" style:family="paragraph" style:parent-style-name="Standard" style:list-style-name="L2">
      <style:paragraph-properties fo:text-align="justify" style:justify-single-word="false"/>
      <style:text-properties fo:font-size="12pt" fo:font-style="normal" style:text-underline-style="none" officeooo:rsid="001df260" officeooo:paragraph-rsid="001df260" style:font-style-asian="normal" style:font-style-complex="normal"/>
    </style:style>
    <style:style style:name="P12" style:family="paragraph" style:parent-style-name="Standard" style:list-style-name="L2">
      <style:paragraph-properties fo:text-align="justify" style:justify-single-word="false"/>
      <style:text-properties fo:font-size="12pt" fo:font-style="normal" style:text-underline-style="none" officeooo:rsid="0022cac8" officeooo:paragraph-rsid="0022cac8" style:font-style-asian="normal" style:font-style-complex="normal"/>
    </style:style>
    <style:style style:name="P13" style:family="paragraph" style:parent-style-name="Standard">
      <style:paragraph-properties fo:text-align="justify" style:justify-single-word="false"/>
      <style:text-properties fo:font-size="12pt" fo:font-style="normal" style:text-underline-style="none" officeooo:rsid="001df260" officeooo:paragraph-rsid="001df260" style:font-style-asian="normal" style:font-style-complex="normal"/>
    </style:style>
    <style:style style:name="P14" style:family="paragraph" style:parent-style-name="Standard">
      <style:paragraph-properties fo:text-align="justify" style:justify-single-word="false"/>
      <style:text-properties fo:font-size="12pt" fo:font-style="normal" style:text-underline-style="none" fo:font-weight="bold" officeooo:rsid="001f5612" officeooo:paragraph-rsid="001f5612" style:font-style-asian="normal" style:font-weight-asian="bold" style:font-style-complex="normal" style:font-weight-complex="bold"/>
    </style:style>
    <style:style style:name="P15" style:family="paragraph" style:parent-style-name="Standard" style:list-style-name="L4">
      <style:paragraph-properties fo:text-align="justify" style:justify-single-word="false"/>
      <style:text-properties fo:font-size="12pt" fo:font-style="normal" style:text-underline-style="none" fo:font-weight="normal" officeooo:rsid="001f5612" officeooo:paragraph-rsid="001f561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f5612" officeooo:paragraph-rsid="001f5612" style:font-style-asian="normal" style:font-weight-asian="normal" style:font-style-complex="normal" style:font-weight-complex="normal"/>
    </style:style>
    <style:style style:name="P17" style:family="paragraph" style:parent-style-name="Standard" style:list-style-name="L5">
      <style:paragraph-properties fo:text-align="justify" style:justify-single-word="false"/>
      <style:text-properties fo:font-size="12pt" fo:font-style="normal" style:text-underline-style="none" fo:font-weight="normal" officeooo:rsid="001f5612" officeooo:paragraph-rsid="001f5612" style:font-style-asian="normal" style:font-weight-asian="normal" style:font-style-complex="normal" style:font-weight-complex="normal"/>
    </style:style>
    <style:style style:name="P18" style:family="paragraph" style:parent-style-name="Standard" style:list-style-name="L6">
      <style:paragraph-properties fo:text-align="justify" style:justify-single-word="false"/>
      <style:text-properties fo:font-size="12pt" fo:font-style="normal" style:text-underline-style="none" fo:font-weight="normal" officeooo:rsid="00225dcb" officeooo:paragraph-rsid="00225dc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225dcb" officeooo:paragraph-rsid="00225dcb"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bold" officeooo:rsid="00225dcb" officeooo:paragraph-rsid="00225dcb" style:font-style-asian="normal" style:font-weight-asian="bold" style:font-style-complex="normal" style:font-weight-complex="bold"/>
    </style:style>
    <style:style style:name="P21" style:family="paragraph" style:parent-style-name="Standard" style:list-style-name="L7">
      <style:paragraph-properties fo:text-align="justify" style:justify-single-word="false"/>
      <style:text-properties fo:font-size="12pt" fo:font-style="normal" style:text-underline-style="none" fo:font-weight="normal" officeooo:rsid="0022cac8" officeooo:paragraph-rsid="0022cac8"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22cac8" officeooo:paragraph-rsid="0022cac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bold" officeooo:rsid="00235d0d" officeooo:paragraph-rsid="00235d0d" style:font-style-asian="normal" style:font-weight-asian="bold" style:font-style-complex="normal" style:font-weight-complex="bold"/>
    </style:style>
    <style:style style:name="P24" style:family="paragraph" style:parent-style-name="Standard" style:list-style-name="L8">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bold" officeooo:rsid="0026008c" officeooo:paragraph-rsid="0026008c" style:font-style-asian="normal" style:font-weight-asian="bold" style:font-style-complex="normal" style:font-weight-complex="bold"/>
    </style:style>
    <style:style style:name="P27" style:family="paragraph" style:parent-style-name="Standard" style:list-style-name="L9">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28" style:family="paragraph" style:parent-style-name="Standard" style:list-style-name="L10">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29" style:family="paragraph" style:parent-style-name="Standard" style:list-style-name="L11">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30" style:family="paragraph" style:parent-style-name="Standard" style:list-style-name="L12">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31" style:family="paragraph" style:parent-style-name="Standard" style:list-style-name="L13">
      <style:paragraph-properties fo:text-align="justify" style:justify-single-word="false"/>
      <style:text-properties fo:font-size="12pt" fo:font-style="normal" style:text-underline-style="none" fo:font-weight="normal" officeooo:rsid="0026008c" officeooo:paragraph-rsid="0026008c" style:font-style-asian="normal" style:font-weight-asian="normal" style:font-style-complex="normal" style:font-weight-complex="normal"/>
    </style:style>
    <style:style style:name="P32" style:family="paragraph" style:parent-style-name="Standard" style:list-style-name="L14">
      <style:paragraph-properties fo:text-align="justify" style:justify-single-word="false"/>
      <style:text-properties officeooo:rsid="00261c3a" officeooo:paragraph-rsid="00261c3a"/>
    </style:style>
    <style:style style:name="P33" style:family="paragraph" style:parent-style-name="Standard" style:list-style-name="L14">
      <style:paragraph-properties fo:text-align="justify" style:justify-single-word="false"/>
      <style:text-properties fo:font-size="12pt" fo:font-style="normal" style:text-underline-style="none" fo:font-weight="normal" officeooo:rsid="00261c3a" officeooo:paragraph-rsid="00261c3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261c3a" officeooo:paragraph-rsid="00261c3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bold" officeooo:rsid="00261c3a" officeooo:paragraph-rsid="00261c3a" style:font-style-asian="normal" style:font-weight-asian="bold" style:font-style-complex="normal" style:font-weight-complex="bold"/>
    </style:style>
    <style:style style:name="P36" style:family="paragraph" style:parent-style-name="Standard" style:list-style-name="L15">
      <style:paragraph-properties fo:text-align="justify" style:justify-single-word="false"/>
      <style:text-properties fo:font-size="12pt" fo:font-style="normal" style:text-underline-style="none" fo:font-weight="normal" officeooo:rsid="00261c3a" officeooo:paragraph-rsid="00261c3a" style:font-style-asian="normal" style:font-weight-asian="normal" style:font-style-complex="normal" style:font-weight-complex="normal"/>
    </style:style>
    <style:style style:name="P37" style:family="paragraph" style:parent-style-name="Standard" style:list-style-name="L16">
      <style:paragraph-properties fo:text-align="justify" style:justify-single-word="false"/>
      <style:text-properties fo:font-size="12pt" fo:font-style="normal" style:text-underline-style="none" fo:font-weight="normal" officeooo:rsid="00261c3a" officeooo:paragraph-rsid="00261c3a" style:font-style-asian="normal" style:font-weight-asian="normal" style:font-style-complex="normal" style:font-weight-complex="normal"/>
    </style:style>
    <style:style style:name="P38" style:family="paragraph" style:parent-style-name="Standard" style:list-style-name="L17">
      <style:paragraph-properties fo:text-align="justify" style:justify-single-word="false"/>
      <style:text-properties fo:font-size="12pt" fo:font-style="normal" style:text-underline-style="none" fo:font-weight="normal" officeooo:rsid="00264ad0" officeooo:paragraph-rsid="00264ad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64ad0" officeooo:paragraph-rsid="00264ad0"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bold" officeooo:rsid="00264ad0" officeooo:paragraph-rsid="00264ad0" style:font-style-asian="normal" style:font-weight-asian="bold" style:font-style-complex="normal" style:font-weight-complex="bold"/>
    </style:style>
    <style:style style:name="P41" style:family="paragraph" style:parent-style-name="Standard" style:list-style-name="L18">
      <style:paragraph-properties fo:text-align="justify" style:justify-single-word="false"/>
      <style:text-properties fo:font-size="12pt" fo:font-style="normal" style:text-underline-style="none" fo:font-weight="normal" officeooo:rsid="00284779" officeooo:paragraph-rsid="00284779"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284779" officeooo:paragraph-rsid="00284779"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bold" officeooo:rsid="0029346b" officeooo:paragraph-rsid="0029346b" style:font-style-asian="normal" style:font-weight-asian="bold" style:font-style-complex="normal" style:font-weight-complex="bold"/>
    </style:style>
    <style:style style:name="P44" style:family="paragraph" style:parent-style-name="Standard" style:list-style-name="L19">
      <style:paragraph-properties fo:text-align="justify" style:justify-single-word="false"/>
      <style:text-properties fo:font-size="12pt" fo:font-style="normal" style:text-underline-style="none" fo:font-weight="bold" officeooo:rsid="0029346b" officeooo:paragraph-rsid="0029346b"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ize="12pt" fo:font-style="normal" style:text-underline-style="none" fo:font-weight="normal" officeooo:rsid="00264ad0" officeooo:paragraph-rsid="0029346b" style:font-style-asian="normal" style:font-weight-asian="normal" style:font-style-complex="normal" style:font-weight-complex="normal"/>
    </style:style>
    <style:style style:name="P46" style:family="paragraph" style:parent-style-name="Standard" style:list-style-name="L20">
      <style:paragraph-properties fo:text-align="justify" style:justify-single-word="false"/>
      <style:text-properties fo:font-size="12pt" fo:font-style="normal" style:text-underline-style="none" fo:font-weight="normal" officeooo:rsid="0029346b" officeooo:paragraph-rsid="0029346b"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29346b" officeooo:paragraph-rsid="0029346b"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bold" officeooo:rsid="00297f23" officeooo:paragraph-rsid="00297f23" style:font-style-asian="normal" style:font-weight-asian="bold" style:font-style-complex="normal" style:font-weight-complex="bold"/>
    </style:style>
    <style:style style:name="P49" style:family="paragraph" style:parent-style-name="Standard" style:list-style-name="L21">
      <style:paragraph-properties fo:text-align="justify" style:justify-single-word="false"/>
      <style:text-properties fo:font-size="12pt" fo:font-style="normal" style:text-underline-style="none" fo:font-weight="normal" officeooo:rsid="00297f23" officeooo:paragraph-rsid="00297f23"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297f23" officeooo:paragraph-rsid="00297f23" style:font-style-asian="normal" style:font-weight-asian="normal" style:font-style-complex="normal" style:font-weight-complex="normal"/>
    </style:style>
    <style:style style:name="P51" style:family="paragraph" style:parent-style-name="Standard" style:list-style-name="L22">
      <style:paragraph-properties fo:text-align="justify" style:justify-single-word="false"/>
      <style:text-properties fo:font-size="12pt" fo:font-style="normal" style:text-underline-style="none" fo:font-weight="normal" officeooo:rsid="00297f23" officeooo:paragraph-rsid="00297f23" style:font-style-asian="normal" style:font-weight-asian="normal" style:font-style-complex="normal" style:font-weight-complex="normal"/>
    </style:style>
    <style:style style:name="P52" style:family="paragraph" style:parent-style-name="Standard" style:list-style-name="L22">
      <style:paragraph-properties fo:text-align="justify" style:justify-single-word="false"/>
      <style:text-properties fo:font-size="12pt" fo:font-style="normal" style:text-underline-style="none" fo:font-weight="normal" officeooo:rsid="002a407b" officeooo:paragraph-rsid="002a407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2a407b" officeooo:paragraph-rsid="002a407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bold" officeooo:rsid="002a407b" officeooo:paragraph-rsid="002a407b" style:font-style-asian="normal" style:font-weight-asian="bold" style:font-style-complex="normal" style:font-weight-complex="bold"/>
    </style:style>
    <style:style style:name="P55" style:family="paragraph" style:parent-style-name="Standard" style:list-style-name="L23">
      <style:paragraph-properties fo:text-align="justify" style:justify-single-word="false"/>
      <style:text-properties fo:font-size="12pt" fo:font-style="normal" style:text-underline-style="none" fo:font-weight="normal" officeooo:rsid="002a407b" officeooo:paragraph-rsid="002a407b" style:font-style-asian="normal" style:font-weight-asian="normal" style:font-style-complex="normal" style:font-weight-complex="normal"/>
    </style:style>
    <style:style style:name="P56" style:family="paragraph" style:parent-style-name="Standard" style:list-style-name="L23">
      <style:paragraph-properties fo:text-align="justify" style:justify-single-word="false"/>
      <style:text-properties fo:font-size="12pt" fo:font-style="normal" style:text-underline-style="none" fo:font-weight="bold" officeooo:rsid="002a407b" officeooo:paragraph-rsid="002a407b" style:font-style-asian="normal" style:font-weight-asian="bold" style:font-style-complex="normal" style:font-weight-complex="bold"/>
    </style:style>
    <style:style style:name="P57" style:family="paragraph" style:parent-style-name="Standard" style:list-style-name="L23">
      <style:paragraph-properties fo:text-align="justify" style:justify-single-word="false"/>
      <style:text-properties fo:font-size="12pt" fo:font-style="normal" style:text-underline-style="none" fo:font-weight="bold" officeooo:rsid="002aaf54" officeooo:paragraph-rsid="002aaf54"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ize="12pt" fo:font-style="normal" style:text-underline-style="none" fo:font-weight="normal" officeooo:rsid="002aaf54" officeooo:paragraph-rsid="002aaf54"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bold" officeooo:rsid="002aaf54" officeooo:paragraph-rsid="002aaf54" style:font-style-asian="normal" style:font-weight-asian="bold" style:font-style-complex="normal" style:font-weight-complex="bold"/>
    </style:style>
    <style:style style:name="P60" style:family="paragraph" style:parent-style-name="Standard" style:list-style-name="L24">
      <style:paragraph-properties fo:text-align="justify" style:justify-single-word="false"/>
      <style:text-properties fo:font-size="12pt" fo:font-style="normal" style:text-underline-style="none" fo:font-weight="normal" officeooo:rsid="00300ade" officeooo:paragraph-rsid="00300ade"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300ade" officeooo:paragraph-rsid="00300ad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bold" officeooo:rsid="00300ade" officeooo:paragraph-rsid="00300ade" style:font-style-asian="normal" style:font-weight-asian="bold" style:font-style-complex="normal" style:font-weight-complex="bold"/>
    </style:style>
    <style:style style:name="P63" style:family="paragraph" style:parent-style-name="Standard" style:list-style-name="L25">
      <style:paragraph-properties fo:text-align="justify" style:justify-single-word="false"/>
      <style:text-properties fo:font-size="12pt" fo:font-style="normal" style:text-underline-style="none" fo:font-weight="normal" officeooo:rsid="0031d78c" officeooo:paragraph-rsid="0031d78c"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31d78c" officeooo:paragraph-rsid="0031d78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bold" officeooo:rsid="0031d78c" officeooo:paragraph-rsid="0031d78c" style:font-style-asian="normal" style:font-weight-asian="bold" style:font-style-complex="normal" style:font-weight-complex="bold"/>
    </style:style>
    <style:style style:name="P66" style:family="paragraph" style:parent-style-name="Standard" style:list-style-name="L26">
      <style:paragraph-properties fo:text-align="justify" style:justify-single-word="false"/>
      <style:text-properties fo:font-size="12pt" fo:font-style="normal" style:text-underline-style="none" fo:font-weight="normal" officeooo:rsid="0031d78c" officeooo:paragraph-rsid="0031d78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bold" officeooo:rsid="003226c8" officeooo:paragraph-rsid="003226c8" style:font-style-asian="normal" style:font-weight-asian="bold" style:font-style-complex="normal" style:font-weight-complex="bold"/>
    </style:style>
    <style:style style:name="P68" style:family="paragraph" style:parent-style-name="Standard" style:list-style-name="L27">
      <style:paragraph-properties fo:text-align="justify" style:justify-single-word="false"/>
      <style:text-properties fo:font-size="12pt" fo:font-style="normal" style:text-underline-style="none" fo:font-weight="normal" officeooo:rsid="003226c8" officeooo:paragraph-rsid="003226c8"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3226c8" officeooo:paragraph-rsid="003226c8"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bold" officeooo:rsid="0033d705" officeooo:paragraph-rsid="0033d705" style:font-style-asian="normal" style:font-weight-asian="bold" style:font-style-complex="normal" style:font-weight-complex="bold"/>
    </style:style>
    <style:style style:name="P71" style:family="paragraph" style:parent-style-name="Standard" style:list-style-name="L28">
      <style:paragraph-properties fo:text-align="justify" style:justify-single-word="false"/>
      <style:text-properties fo:font-size="12pt" fo:font-style="normal" style:text-underline-style="none" fo:font-weight="normal" officeooo:rsid="0033d705" officeooo:paragraph-rsid="0033d705" style:font-style-asian="normal" style:font-weight-asian="normal" style:font-style-complex="normal" style:font-weight-complex="normal"/>
    </style:style>
    <style:style style:name="P72" style:family="paragraph" style:parent-style-name="Standard" style:list-style-name="L28">
      <style:paragraph-properties fo:text-align="justify" style:justify-single-word="false"/>
      <style:text-properties fo:font-size="12pt" fo:font-style="normal" style:text-underline-style="none" fo:font-weight="normal" officeooo:rsid="0035ccf3" officeooo:paragraph-rsid="0035ccf3"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35ccf3" officeooo:paragraph-rsid="0035ccf3"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bold" officeooo:rsid="0035ccf3" officeooo:paragraph-rsid="0035ccf3" style:font-style-asian="normal" style:font-weight-asian="bold" style:font-style-complex="normal" style:font-weight-complex="bold"/>
    </style:style>
    <style:style style:name="P75" style:family="paragraph" style:parent-style-name="Standard" style:list-style-name="L29">
      <style:paragraph-properties fo:text-align="justify" style:justify-single-word="false"/>
      <style:text-properties fo:font-size="12pt" fo:font-style="normal" style:text-underline-style="none" fo:font-weight="normal" officeooo:rsid="0035ccf3" officeooo:paragraph-rsid="0035ccf3" style:font-style-asian="normal" style:font-weight-asian="normal" style:font-style-complex="normal" style:font-weight-complex="normal"/>
    </style:style>
    <style:style style:name="T1" style:family="text">
      <style:text-properties officeooo:rsid="001df260"/>
    </style:style>
    <style:style style:name="T2" style:family="text">
      <style:text-properties fo:font-size="12pt" fo:font-style="normal" style:text-underline-style="none" officeooo:rsid="001da082" style:font-style-asian="normal" style:font-style-complex="normal"/>
    </style:style>
    <style:style style:name="T3" style:family="text">
      <style:text-properties fo:font-size="12pt" fo:font-style="normal" style:text-underline-style="none" officeooo:rsid="001dde09" style:font-style-asian="normal" style:font-style-complex="normal"/>
    </style:style>
    <style:style style:name="T4" style:family="text">
      <style:text-properties officeooo:rsid="0022cac8"/>
    </style:style>
    <style:style style:name="T5" style:family="text">
      <style:text-properties officeooo:rsid="002c6a77"/>
    </style:style>
    <style:style style:name="T6" style:family="text">
      <style:text-properties style:text-underline-style="solid" style:text-underline-width="auto" style:text-underline-color="font-color"/>
    </style:style>
    <style:style style:name="T7" style:family="text">
      <style:text-properties fo:font-size="12pt" fo:font-style="normal" style:text-underline-style="none" fo:font-weight="normal" officeooo:rsid="0026008c" style:font-style-asian="normal" style:font-weight-asian="normal" style:font-style-complex="normal" style:font-weight-complex="normal"/>
    </style:style>
    <style:style style:name="T8" style:family="text">
      <style:text-properties fo:font-size="12pt" fo:font-style="normal" style:text-underline-style="none" fo:font-weight="normal" style:font-style-asian="normal" style:font-weight-asian="normal" style:font-style-complex="normal" style:font-weight-complex="normal"/>
    </style:style>
    <style:style style:name="T9" style:family="text">
      <style:text-properties officeooo:rsid="002a407b"/>
    </style:style>
    <style:style style:name="T10" style:family="text">
      <style:text-properties fo:font-weight="normal" style:font-weight-asian="normal" style:font-weight-complex="normal"/>
    </style:style>
    <style:style style:name="T11" style:family="text">
      <style:text-properties fo:font-weight="normal" officeooo:rsid="002aaf54"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ções de termos em Banco de Dados</text:p>
      <text:p text:style-name="P2"/>
      <text:p text:style-name="P3">Banco de dado<text:span text:style-name="T1">s</text:span></text:p>
      <text:list text:style-name="L1">
        <text:list-item>
          <text:p text:style-name="P4"><text:span text:style-name="T2">Coleção de dados relacionados</text:span><text:span text:style-name="T3">;</text:span></text:p>
        </text:list-item>
      </text:list>
      <text:list text:style-name="L2">
        <text:list-item>
          <text:p text:style-name="P5">Representa algum aspecto do mundo real (às vezes chamado de universo de discurso - do inglês Universe of Discourse, ou UoD), e as mudanças nesse universo são refletidos no banco de dados;</text:p>
        </text:list-item>
        <text:list-item>
          <text:p text:style-name="P5">Coleção logicamente coerente de dados com algum significado inerente (contudo, uma variedade aleatória de dados não pode ser corretamente chamada de dados);</text:p>
        </text:list-item>
        <text:list-item>
          <text:p text:style-name="P5">Projetado, construído e populado com dados para uma finalidade específica;</text:p>
        </text:list-item>
        <text:list-item>
          <text:p text:style-name="P6">Possui um grupo definido de usuários e algumas aplicações previamente concebidas nas quais esses usuários estão interessados<text:span text:style-name="T1">.</text:span></text:p>
        </text:list-item>
      </text:list>
      <text:p text:style-name="P7"/>
      <text:p text:style-name="P8">Dados</text:p>
      <text:list xml:id="list233542576957860" text:continue-numbering="true" text:style-name="L2">
        <text:list-item>
          <text:p text:style-name="P6">Fatos conhecidos que podem ser registrados e possuem significado implícito.</text:p>
        </text:list-item>
      </text:list>
      <text:p text:style-name="P7"/>
      <text:p text:style-name="P9">Tipos de dados</text:p>
      <text:list text:style-name="L3">
        <text:list-item>
          <text:p text:style-name="P10">Inteiros, caracteres, sequência de caracteres (string), pontos flutuantes etc.</text:p>
        </text:list-item>
      </text:list>
      <text:p text:style-name="P7"/>
      <text:p text:style-name="P8">Meta-dados</text:p>
      <text:list text:continue-list="list233542576957860" text:style-name="L2">
        <text:list-item>
          <text:p text:style-name="P11">Dados sobre dados, isto é, informações adicionais sobre dados<text:span text:style-name="T4">;</text:span></text:p>
        </text:list-item>
        <text:list-item>
          <text:p text:style-name="P12">Definição (informação descritiva) do banco de dados na forma de um catálogo ou dicionário;</text:p>
        </text:list-item>
        <text:list-item>
          <text:p text:style-name="P12">Exemplo: em uma foto (nesse caso nosso dado), a data, o tamanho e outras informações sobre a foto são os meta-dados que ela armazena.</text:p>
        </text:list-item>
      </text:list>
      <text:p text:style-name="P13"/>
      <text:p text:style-name="P14">Tamanho e complexidade do banco de dados</text:p>
      <text:list text:style-name="L4">
        <text:list-item>
          <text:p text:style-name="P15">O tamanho de um banco de dados refere-se a quantos dados esse banco de dados armazena.</text:p>
          <text:list>
            <text:list-item>
              <text:p text:style-name="P15">Exemplo: uma lista com nomes e endereços pode conter poucos nomes, como numa agenda, ou, então, muitos nomes, como na <text:span text:style-name="T5">Amazon</text:span>.</text:p>
            </text:list-item>
          </text:list>
        </text:list-item>
        <text:list-item>
          <text:p text:style-name="P15">A complexidade de um banco de dados refere-se a estrutura dos registros em um banco de dados.</text:p>
          <text:list>
            <text:list-item>
              <text:p text:style-name="P15">Exemplo: uma biblioteca pode usar um banco de dados de complexidade baixa e separar os livros por autor e título, ou, então, usar um banco de dados de complexidade alta e separar por título, autor, tema, editora, edição etc.</text:p>
            </text:list-item>
          </text:list>
        </text:list-item>
      </text:list>
      <text:p text:style-name="P16"/>
      <text:p text:style-name="P14">Banco de dados mantido manualmente ou informatizado</text:p>
      <text:list text:style-name="L5">
        <text:list-item>
          <text:p text:style-name="P17">Um banco de dados mantido manualmente é criado, mantido e gerenciado por uma ou mais pessoas - como um catálogo de uma biblioteca -, enquanto um banco de dados é mantido computacionalmente se for criado, mantido e gerenciado por um grupo de programas de aplicação escritos especificamente para essa tarefa, ou então por um sistema gerenciador de banco de dados.</text:p>
        </text:list-item>
      </text:list>
      <text:p text:style-name="P16"/>
      <text:p text:style-name="P14">Sistema gerenciador de banco de dados (SGBD)</text:p>
      <text:list text:style-name="L6">
        <text:list-item>
          <text:p text:style-name="P18">Coleção de programas que permite aos usuários criar e manter um banco de dados;</text:p>
        </text:list-item>
        <text:list-item>
          <text:p text:style-name="P18">Sistema de software de uso geral que facilita o processo de definição, construção, manipulação e compartilhamento de bancos de dados entre diversos usuários e aplicações.</text:p>
        </text:list-item>
      </text:list>
      <text:p text:style-name="P19"/>
      <text:p text:style-name="P20">Definição, construção e manipulação de um banco de dados</text:p>
      <text:list text:style-name="L7">
        <text:list-item>
          <text:p text:style-name="P21">A <text:span text:style-name="T6">definição</text:span> de um banco de dados consiste no processo de especificar os tipos, estruturas e restrições dos dados a serem armazenados. O SGBD é responsável por armazenar essa definição (ou informação descritiva).</text:p>
        </text:list-item>
        <text:list-item>
          <text:p text:style-name="P21"><text:soft-page-break/>A <text:span text:style-name="T6">construção</text:span> de um banco de dados consiste no processo de armazenar os dados em algum meio controlado pelo SGBD;</text:p>
        </text:list-item>
        <text:list-item>
          <text:p text:style-name="P21">A <text:span text:style-name="T6">manipulação</text:span> de um banco de dados consiste na inclusão de funções relacionadas ao banco de dados, como consulta para recuperar dados específicos, atualização para refletir mudanças no UoD e geração de relatórios com base nos dados.</text:p>
        </text:list-item>
      </text:list>
      <text:p text:style-name="P22"/>
      <text:p text:style-name="P23">Programa de aplicação</text:p>
      <text:list text:style-name="L8">
        <text:list-item>
          <text:p text:style-name="P24">Envia consultas ou solicitações de dados ao SGBD.</text:p>
        </text:list-item>
      </text:list>
      <text:p text:style-name="P25"/>
      <text:p text:style-name="P26">Consulta</text:p>
      <text:list text:style-name="L9">
        <text:list-item>
          <text:p text:style-name="P27">Recupera dados do banco de dados.</text:p>
        </text:list-item>
      </text:list>
      <text:p text:style-name="P25"/>
      <text:p text:style-name="P26">Transação</text:p>
      <text:list text:style-name="L10">
        <text:list-item>
          <text:p text:style-name="P28">Lê alguns dados e grava outros no bando de dados.</text:p>
        </text:list-item>
      </text:list>
      <text:p text:style-name="P25"/>
      <text:p text:style-name="P26">Sistema de banco de dados</text:p>
      <text:list text:style-name="L11">
        <text:list-item>
          <text:p text:style-name="P29">União do banco e dados com o software de SGBD.</text:p>
        </text:list-item>
      </text:list>
      <text:p text:style-name="P25"/>
      <text:p text:style-name="P26">Especificação de requisitos e análise conceitual</text:p>
      <text:list text:style-name="L12">
        <text:list-item>
          <text:p text:style-name="P30">Fase da criação de um banco de dados que consiste em projetar uma aplicação para um banco de dados existente ou para um novo banco de dados.</text:p>
        </text:list-item>
      </text:list>
      <text:p text:style-name="P25"/>
      <text:p text:style-name="P26">Projeto conceitual</text:p>
      <text:list text:style-name="L13">
        <text:list-item>
          <text:p text:style-name="P31">Documentação detalhada dos requisitos de um banco de dados;</text:p>
        </text:list-item>
        <text:list-item>
          <text:p text:style-name="P31">Pode ser representado e manipulado usando ferramentas computadorizadas para que possa ser facilmente mantido, modificado e transformado em uma implementação de banco de dados.</text:p>
        </text:list-item>
      </text:list>
      <text:p text:style-name="P25"/>
      <text:p text:style-name="P26">Projeto lógico</text:p>
      <text:list text:style-name="L14">
        <text:list-item>
          <text:p text:style-name="P32"><text:span text:style-name="T7">T</text:span><text:span text:style-name="T8">radução do projeto conceitual em que já se é possível expressá-lo em um modelo de dados implementado em um SGBD comercial;</text:span></text:p>
        </text:list-item>
        <text:list-item>
          <text:p text:style-name="P33">Técnica mais popular de implementação de bancos de dados.</text:p>
        </text:list-item>
      </text:list>
      <text:p text:style-name="P34"/>
      <text:p text:style-name="P35">Projeto físico</text:p>
      <text:list text:style-name="L15">
        <text:list-item>
          <text:p text:style-name="P36">Estágio em que são fornecidas outras especificações para armazenar e acessar o banco de dados, implementando o projeto e alimentando o banco de dados com dados reais e mantendo-o continuamente para refletir o estado do UoD.</text:p>
        </text:list-item>
      </text:list>
      <text:p text:style-name="P34"/>
      <text:p text:style-name="P35">Abordagem tradicional de arquivos x Abordagem de banco de dados</text:p>
      <text:list text:style-name="L16">
        <text:list-item>
          <text:p text:style-name="P37">Na abordagem tradicional de arquivos, cada usuário define e implementa os arquivos necessários para uma aplicação de software específica como parte da programação da aplicação. Isso, porém, resulta em desperdício de armazenamento e em redudância para manter os dados comuns atualizados; além disso, nessa abordagem, cada aplicação é livre para nomear os elementos de dados independentemente;</text:p>
        </text:list-item>
        <text:list-item>
          <text:p text:style-name="P37">Na abordagem do banco de dados, um único repositório mantém dados que são definidos uma vez e depois acessados por vários usuários; além disso, nessa abordagem, os nomes dos dados são definidos inicialmente e depois utilizados repetidamente por consultas, transações e aplicações.</text:p>
        </text:list-item>
      </text:list>
      <text:p text:style-name="P34"/>
      <text:p text:style-name="P35"/>
      <text:p text:style-name="P35"/>
      <text:p text:style-name="P35"/>
      <text:p text:style-name="P35"><text:soft-page-break/>Natureza auto-descritiva de um sistema de banco de dados</text:p>
      <text:list text:style-name="L17">
        <text:list-item>
          <text:p text:style-name="P38">Um sistema de banco de dados contém, além do próprio banco de dados, uma descrição completa da estrutura e das restrições do banco de dados. Essa descrição é armazenada no catálogo do SGBD, de modo que ele tenha informações como a estrutura, o tipo e o formato de armazenamento de cada item de dados e suas restrições. Essa informação armazenada é chamada de metadados.</text:p>
        </text:list-item>
      </text:list>
      <text:p text:style-name="P39"/>
      <text:p text:style-name="P40">Isolamento entre programas e dados e abstração de dados</text:p>
      <text:list text:style-name="L18">
        <text:list-item>
          <text:p text:style-name="P41">No processamento de arquivos tradicional, qualquer mudança na estrutura de um programa de aplicação pode exigir alteração em todos os programas que acessam esse arquivo;</text:p>
        </text:list-item>
        <text:list-item>
          <text:p text:style-name="P41">No SGBD a estrutura dos arquivos é armazenada no catálogo do SGBD separadamente dos programas de acesso, uma propriedade chamada de independência de dados do programa;</text:p>
        </text:list-item>
        <text:list-item>
          <text:p text:style-name="P41">O SGBD oferece uma representação conceitual de dados que não inclui muitos dos detalhes de como os dados são armazenados ou como as operações são implementadas.</text:p>
        </text:list-item>
      </text:list>
      <text:p text:style-name="P42"/>
      <text:p text:style-name="P43">Suporte a múltiplas visões dos dados</text:p>
      <text:list text:style-name="L19">
        <text:list-item>
          <text:p text:style-name="P44">Um SGBD multiusuário, cujos usuários têm uma série de aplicações distintas, precisa oferecer facilidades para definir múltiplas visões. Uma visão consiste num subconjunto do banco de dados, mas também pode conter um dado virtual que é derivado dos arquivos do banco de dados, mas não estão armazenados explicitamente.</text:p>
        </text:list-item>
      </text:list>
      <text:p text:style-name="P45"/>
      <text:p text:style-name="P43">Compartilhamento de dados e processamento de transações multiusuário</text:p>
      <text:list text:style-name="L20">
        <text:list-item>
          <text:p text:style-name="P46">Para que um SGBD seja multiusuário, ele precisa permitir que múltiplos usuários acessem o banco de dados ao mesmo tempo. O SGBD precisa, portanto, incluir um software de controle de concorrência para que vários usuários tentando atualizar o mesmo dado o façam de maneira controlada com resultado correto e sem interferência. Esses tipos de aplicações são chamados de aplicações de processamento de transação online (OLPT - Online Transaction Processing).</text:p>
        </text:list-item>
      </text:list>
      <text:p text:style-name="P47"/>
      <text:p text:style-name="P48">Administradores de banco de dados</text:p>
      <text:list text:style-name="L21">
        <text:list-item>
          <text:p text:style-name="P49">Um DBA (Database administrator) é responsável por administrar o banco de dados e o SGBD, autorizando acessos ao banco de dados, coordenando e monitorando o uso, além de adquirir recursos de software e hardware conforme necessário;</text:p>
        </text:list-item>
        <text:list-item>
          <text:p text:style-name="P49">O DBA também é responsável por falhas na segurança e demora no tempo de resposta do sistema.</text:p>
        </text:list-item>
      </text:list>
      <text:p text:style-name="P50"/>
      <text:p text:style-name="P48">Designers (Projetistas) de banco de dados</text:p>
      <text:list text:style-name="L22">
        <text:list-item>
          <text:p text:style-name="P51">Responsáveis por identificar os dados a serem armazenados e escolher estruturas apropriadas para representar e armazenar esses dados. Preferencialmente, realizam-se essas tarefas antes da implementação do banco de dados;</text:p>
        </text:list-item>
        <text:list-item>
          <text:p text:style-name="P51">Os projetistas devem se comunicar com todos os potenciais usuários com o objetivo de entender as necessidades do banco de dados e criar um projeto que atenda todas elas<text:span text:style-name="T9">;</text:span></text:p>
        </text:list-item>
        <text:list-item>
          <text:p text:style-name="P52">Desenvolvem visões do banco de dados que cumprem os requisitos de dados e processamento desses grupos, depois analisam e integram essas visões à outras visões de outros grupos de usuários.</text:p>
        </text:list-item>
      </text:list>
      <text:p text:style-name="P53"/>
      <text:p text:style-name="P54"/>
      <text:p text:style-name="P54"/>
      <text:p text:style-name="P54"/>
      <text:p text:style-name="P54"/>
      <text:p text:style-name="P54"/>
      <text:p text:style-name="P54"/>
      <text:p text:style-name="P54"><text:soft-page-break/>Usuários finais</text:p>
      <text:list text:style-name="L23">
        <text:list-item>
          <text:p text:style-name="P55">Pessoas cujas funções exigem acesso ao banco de dados para consultas, atualizações e geração de relatórios;</text:p>
        </text:list-item>
        <text:list-item>
          <text:p text:style-name="P55">Pessoas para as quais o banco de dados existe primariamente;</text:p>
        </text:list-item>
        <text:list-item>
          <text:p text:style-name="P55">Há 4 tipos de usuários finais:</text:p>
          <text:list>
            <text:list-item>
              <text:p text:style-name="P56">Casuais: <text:span text:style-name="T10">acessam o banco de dados com baixa frequência, mas podem precisar de diferentes informações a cada acesso. Além disso, utilizam uma linguagem sofisticada de consulta para especificar as necessidades e comumente são gerentes de nível intermediário ou alto;</text:span></text:p>
            </text:list-item>
            <text:list-item>
              <text:p text:style-name="P56">Iniciantes / Paramétricos: <text:span text:style-name="T11">consultam e atualizam o banco de dados constantemente, além de usar tipos padrão de consultas e atualizações (chamadas de transações programadas) programadas e testadas;</text:span></text:p>
            </text:list-item>
            <text:list-item>
              <text:p text:style-name="P57">Sofisticados: <text:span text:style-name="T10">implementam as próprias aplicações para que atendam necessidades complexas. Geralmente consistem em engenherios, cientistas etc;</text:span></text:p>
            </text:list-item>
            <text:list-item>
              <text:p text:style-name="P57">Isolados: <text:span text:style-name="T10">mantêm bancos de dados pessoais usando pacotes de programas prontos, com interfaces baseadas em menus gráficos que geralmente são mais fáceis de usar.</text:span></text:p>
            </text:list-item>
          </text:list>
        </text:list-item>
      </text:list>
      <text:p text:style-name="P58"/>
      <text:p text:style-name="P59">Analistas de sistemas e programadores de aplicações (engenheiros de software)</text:p>
      <text:list text:style-name="L24">
        <text:list-item>
          <text:p text:style-name="P60">Os analistas de sistemas identificam as necessidades dos usuários finais para definir as especificações das transações padrão que atendam essas necessidades;</text:p>
        </text:list-item>
        <text:list-item>
          <text:p text:style-name="P60">Os programadores de aplicações implementam essas especificações como programas.</text:p>
        </text:list-item>
      </text:list>
      <text:p text:style-name="P61"/>
      <text:p text:style-name="P62">Redundância</text:p>
      <text:list text:style-name="L25">
        <text:list-item>
          <text:p text:style-name="P63">Consiste em armazenar o mesmo dado em diversas instâncias. Por exemplo: em uma faculdade particular, podemos ter um grupo que verifica em quais disciplinas o aluno está matriculado e suas notas nessa disciplina; enquanto isso, um outro grupo verifica em quais disciplinas o aluno está matriculado para saber o valor da mensalidade desse aluno. Dessa forma, o dado sobre as matrículas de um aluno é armazenado duas vezes, causando redundância;</text:p>
        </text:list-item>
        <text:list-item>
          <text:p text:style-name="P63">A redundância é prejudicial porque é preciso atualizar o mesmo dado em diversas instâncias diferentes, o que chamamos de duplicação de esforço; além disso, ocorre desperdício de armazenamento; e, se um dos arquivos desse aluno não for atualizado, temos outro problema: os dados tornam-se inconsistentes.</text:p>
        </text:list-item>
      </text:list>
      <text:p text:style-name="P64"/>
      <text:p text:style-name="P65">Redundância controlada</text:p>
      <text:list text:style-name="L26">
        <text:list-item>
          <text:p text:style-name="P66">A redundância controlada consiste em armazenar dados comumente encontrados juntos (como no caso do aluno da faculdade particular, que tem as disciplinas em que está matriculado associadas tanto as suas notas, quanto a sua mensalidade) em mais de um arquivo, o que, apesar dos problemas descritos da redundância, melhora o desempenho das consultas realizadas;</text:p>
        </text:list-item>
        <text:list-item>
          <text:p text:style-name="P66">Contudo, deve-se ter cuidado ao implementar uma redundância controlada, primeiramente porque deve-se tornar redundantes apenas os dados que comumente são associados a diferentes tipos de dados, além de garantir que o SGBD tenha a capacidade de atualizar todos os dados sem causar inconsistências.</text:p>
        </text:list-item>
      </text:list>
      <text:p text:style-name="P64"/>
      <text:p text:style-name="P67">Restrição de acesso não autorizado</text:p>
      <text:list text:style-name="L27">
        <text:list-item>
          <text:p text:style-name="P68">Em um banco de dados, alguns dados não devem ser acessíveis a qualquer pessoa com o acesso ao banco de dados, assim como nem todos que acessam o banco de dados deve poder atualizar os dados, só recuperá-los. Um SGBD deve, portanto, oferecer um subsistema de segurança e autorização que o DBA utiliza para criar contas e especificar suas restrições.</text:p>
        </text:list-item>
      </text:list>
      <text:p text:style-name="P69"/>
      <text:p text:style-name="P69"/>
      <text:p text:style-name="P70"><text:soft-page-break/>Persistência de dados</text:p>
      <text:list text:style-name="L28">
        <text:list-item>
          <text:p text:style-name="P71">Principal motivo da existência de bancos de dados orientados a objetos;</text:p>
        </text:list-item>
        <text:list-item>
          <text:p text:style-name="P72">Consiste em armazenar os valores das variáveis de programas ou estruturas de objetos em arquivos permanentes, convertendo essas estruturas em um formato adequado para armazenamento de arquivo. Isso é feito para que esses valores fiquem armazenados mesmo após o encerramento de um programa.</text:p>
        </text:list-item>
      </text:list>
      <text:p text:style-name="P73"/>
      <text:p text:style-name="P74">Processamento de consulta</text:p>
      <text:list text:style-name="L29">
        <text:list-item>
          <text:p text:style-name="P7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8T23:36:51.195364241</meta:creation-date>
    <dc:date>2025-08-26T23:35:42.011217537</dc:date>
    <meta:editing-duration>PT10H58M34S</meta:editing-duration>
    <meta:editing-cycles>11</meta:editing-cycles>
    <meta:generator>LibreOffice/25.2.5.2$Linux_X86_64 LibreOffice_project/520$Build-2</meta:generator>
    <meta:document-statistic meta:table-count="0" meta:image-count="0" meta:object-count="0" meta:page-count="5" meta:paragraph-count="91" meta:word-count="1790" meta:character-count="11211" meta:non-whitespace-character-count="9571"/>
  </office:meta>
</office:document-meta>
</file>